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gust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2" table:style-name="ce5">
            <text:p>332</text:p>
          </table:table-cell>
          <table:table-cell office:value-type="float" office:value="317.94432999999998" table:style-name="ce5">
            <text:p>318</text:p>
          </table:table-cell>
          <table:table-cell office:value-type="float" office:value="766" table:style-name="ce5">
            <text:p>766</text:p>
          </table:table-cell>
          <table:table-cell office:value-type="float" office:value="743.04704000000015" table:style-name="ce5">
            <text:p>743</text:p>
          </table:table-cell>
          <table:table-cell office:value-type="float" office:value="4110" table:style-name="ce5">
            <text:p>4,110</text:p>
          </table:table-cell>
          <table:table-cell office:value-type="float" office:value="4006.5815099999982" table:style-name="ce5">
            <text:p>4,007</text:p>
          </table:table-cell>
          <table:table-cell office:value-type="float" office:value="2510" table:style-name="ce5">
            <text:p>2,510</text:p>
          </table:table-cell>
          <table:table-cell office:value-type="float" office:value="2457.3882599999997" table:style-name="ce5">
            <text:p>2,457</text:p>
          </table:table-cell>
          <table:table-cell office:value-type="float" office:value="177" table:style-name="ce5">
            <text:p>177</text:p>
          </table:table-cell>
          <table:table-cell office:value-type="float" office:value="172.66192000000001" table:style-name="ce5">
            <text:p>173</text:p>
          </table:table-cell>
          <table:table-cell office:value-type="float" office:value="34" table:style-name="ce5">
            <text:p>34</text:p>
          </table:table-cell>
          <table:table-cell office:value-type="float" office:value="32.526229999999998" table:style-name="ce5">
            <text:p>33</text:p>
          </table:table-cell>
          <table:table-cell office:value-type="float" office:value="7929" table:style-name="ce5">
            <text:p>7,929</text:p>
          </table:table-cell>
          <table:table-cell office:value-type="float" office:value="7730.1492899999985" table:style-name="ce5">
            <text:p>7,730</text:p>
          </table:table-cell>
          <table:table-cell office:value-type="float" office:value="52" table:style-name="ce5">
            <text:p>52</text:p>
          </table:table-cell>
          <table:table-cell office:value-type="float" office:value="50.8" table:style-name="ce5">
            <text:p>51</text:p>
          </table:table-cell>
          <table:table-cell office:value-type="float" office:value="32" table:style-name="ce5">
            <text:p>32</text:p>
          </table:table-cell>
          <table:table-cell office:value-type="float" office:value="26.72" table:style-name="ce5">
            <text:p>27</text:p>
          </table:table-cell>
          <table:table-cell office:value-type="float" office:value="564" table:style-name="ce5">
            <text:p>564</text:p>
          </table:table-cell>
          <table:table-cell office:value-type="float" office:value="564" table:style-name="ce5">
            <text:p>564</text:p>
          </table:table-cell>
          <table:table-cell office:value-type="float" office:value="648" table:style-name="ce5">
            <text:p>648</text:p>
          </table:table-cell>
          <table:table-cell office:value-type="float" office:value="641.52" table:style-name="ce5">
            <text:p>642</text:p>
          </table:table-cell>
          <table:table-cell office:value-type="float" office:value="0" table:style-name="ce5">
            <text:p>0</text:p>
          </table:table-cell>
          <table:table-cell office:value-type="float" office:value="8577" table:style-name="ce5">
            <text:p>8,577</text:p>
          </table:table-cell>
          <table:table-cell office:value-type="float" office:value="8371.669289999998" table:style-name="ce5">
            <text:p>8,372</text:p>
          </table:table-cell>
          <table:table-cell office:value-type="float" office:value="31485769.649999999" table:style-name="ce5">
            <text:p>31,485,770</text:p>
          </table:table-cell>
          <table:table-cell office:value-type="float" office:value="1138250.0899999999" table:style-name="ce5">
            <text:p>1,138,250</text:p>
          </table:table-cell>
          <table:table-cell office:value-type="float" office:value="351086.01" table:style-name="ce5">
            <text:p>351,086</text:p>
          </table:table-cell>
          <table:table-cell office:value-type="float" office:value="85008.200000000012" table:style-name="ce5">
            <text:p>85,008</text:p>
          </table:table-cell>
          <table:table-cell office:value-type="float" office:value="8802746.0800000001" table:style-name="ce5">
            <text:p>8,802,746</text:p>
          </table:table-cell>
          <table:table-cell office:value-type="float" office:value="4647341.07" table:style-name="ce5">
            <text:p>4,647,341</text:p>
          </table:table-cell>
          <table:table-cell office:value-type="float" office:value="46510201.100000001" table:style-name="ce5">
            <text:p>46,510,201</text:p>
          </table:table-cell>
          <table:table-cell office:value-type="float" office:value="7725394.5800000001" table:style-name="ce6">
            <text:p>7,725,395</text:p>
          </table:table-cell>
          <table:table-cell office:value-type="float" office:value="2247770.94" table:style-name="ce6">
            <text:p>2,247,771</text:p>
          </table:table-cell>
          <table:table-cell office:value-type="float" office:value="9973165.5199999996" table:style-name="ce6">
            <text:p>9,973,166</text:p>
          </table:table-cell>
          <table:table-cell office:value-type="float" office:value="56483366.620000005" table:style-name="ce6">
            <text:p>56,483,36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2" table:style-name="ce5">
            <text:p>132</text:p>
          </table:table-cell>
          <table:table-cell office:value-type="float" office:value="120.42030000000003" table:style-name="ce5">
            <text:p>120</text:p>
          </table:table-cell>
          <table:table-cell office:value-type="float" office:value="97" table:style-name="ce5">
            <text:p>97</text:p>
          </table:table-cell>
          <table:table-cell office:value-type="float" office:value="89.05243999999999" table:style-name="ce5">
            <text:p>89</text:p>
          </table:table-cell>
          <table:table-cell office:value-type="float" office:value="85" table:style-name="ce5">
            <text:p>85</text:p>
          </table:table-cell>
          <table:table-cell office:value-type="float" office:value="82.08108" table:style-name="ce5">
            <text:p>82</text:p>
          </table:table-cell>
          <table:table-cell office:value-type="float" office:value="10" table:style-name="ce5">
            <text:p>10</text:p>
          </table:table-cell>
          <table:table-cell office:value-type="float" office:value="8.7027000000000001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5" table:style-name="ce5">
            <text:p>325</text:p>
          </table:table-cell>
          <table:table-cell office:value-type="float" office:value="301.25652000000002" table:style-name="ce5">
            <text:p>30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27" table:style-name="ce5">
            <text:p>327</text:p>
          </table:table-cell>
          <table:table-cell office:value-type="float" office:value="303.25652000000002" table:style-name="ce5">
            <text:p>303</text:p>
          </table:table-cell>
          <table:table-cell office:value-type="float" office:value="765897.62" table:style-name="ce5">
            <text:p>765,898</text:p>
          </table:table-cell>
          <table:table-cell office:value-type="float" office:value="6859.33" table:style-name="ce5">
            <text:p>6,859</text:p>
          </table:table-cell>
          <table:table-cell office:value-type="float" office:value="4430" table:style-name="ce5">
            <text:p>4,430</text:p>
          </table:table-cell>
          <table:table-cell office:value-type="float" office:value="13740.859999999999" table:style-name="ce5">
            <text:p>13,741</text:p>
          </table:table-cell>
          <table:table-cell office:value-type="float" office:value="224069.88" table:style-name="ce5">
            <text:p>224,070</text:p>
          </table:table-cell>
          <table:table-cell office:value-type="float" office:value="72358.7" table:style-name="ce5">
            <text:p>72,359</text:p>
          </table:table-cell>
          <table:table-cell office:value-type="float" office:value="1087356.3899999999" table:style-name="ce5">
            <text:p>1,087,356</text:p>
          </table:table-cell>
          <table:table-cell office:value-type="float" office:value="6451.5" table:style-name="ce6">
            <text:p>6,452</text:p>
          </table:table-cell>
          <table:table-cell office:value-type="float" office:value="0" table:style-name="ce6">
            <text:p>0</text:p>
          </table:table-cell>
          <table:table-cell office:value-type="float" office:value="6451.5" table:style-name="ce6">
            <text:p>6,452</text:p>
          </table:table-cell>
          <table:table-cell office:value-type="float" office:value="1093807.8899999999" table:style-name="ce6">
            <text:p>1,093,80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232" table:style-name="ce5">
            <text:p>9,232</text:p>
          </table:table-cell>
          <table:table-cell office:value-type="float" office:value="8053.9997300001032" table:style-name="ce5">
            <text:p>8,054</text:p>
          </table:table-cell>
          <table:table-cell office:value-type="float" office:value="2826" table:style-name="ce5">
            <text:p>2,826</text:p>
          </table:table-cell>
          <table:table-cell office:value-type="float" office:value="2670.1734399999941" table:style-name="ce5">
            <text:p>2,670</text:p>
          </table:table-cell>
          <table:table-cell office:value-type="float" office:value="2946" table:style-name="ce5">
            <text:p>2,946</text:p>
          </table:table-cell>
          <table:table-cell office:value-type="float" office:value="2793.0786599999929" table:style-name="ce5">
            <text:p>2,793</text:p>
          </table:table-cell>
          <table:table-cell office:value-type="float" office:value="782" table:style-name="ce5">
            <text:p>782</text:p>
          </table:table-cell>
          <table:table-cell office:value-type="float" office:value="760.90562000000011" table:style-name="ce5">
            <text:p>761</text:p>
          </table:table-cell>
          <table:table-cell office:value-type="float" office:value="68" table:style-name="ce5">
            <text:p>68</text:p>
          </table:table-cell>
          <table:table-cell office:value-type="float" office:value="67.75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54" table:style-name="ce5">
            <text:p>15,854</text:p>
          </table:table-cell>
          <table:table-cell office:value-type="float" office:value="14345.907450000088" table:style-name="ce5">
            <text:p>14,346</text:p>
          </table:table-cell>
          <table:table-cell office:value-type="float" office:value="1775.59" table:style-name="ce5">
            <text:p>1,776</text:p>
          </table:table-cell>
          <table:table-cell office:value-type="float" office:value="1775.59" table:style-name="ce5">
            <text:p>1,776</text:p>
          </table:table-cell>
          <table:table-cell office:value-type="float" office:value="5.67" table:style-name="ce5">
            <text:p>6</text:p>
          </table:table-cell>
          <table:table-cell office:value-type="float" office:value="5.6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1.26" table:style-name="ce5">
            <text:p>1,781</text:p>
          </table:table-cell>
          <table:table-cell office:value-type="float" office:value="1781.26" table:style-name="ce5">
            <text:p>1,781</text:p>
          </table:table-cell>
          <table:table-cell office:value-type="float" office:value="0" table:style-name="ce5">
            <text:p>0</text:p>
          </table:table-cell>
          <table:table-cell office:value-type="float" office:value="17635.259999999998" table:style-name="ce5">
            <text:p>17,635</text:p>
          </table:table-cell>
          <table:table-cell office:value-type="float" office:value="16127.167450000088" table:style-name="ce5">
            <text:p>16,127</text:p>
          </table:table-cell>
          <table:table-cell office:value-type="float" office:value="35731106.059999995" table:style-name="ce5">
            <text:p>35,731,106</text:p>
          </table:table-cell>
          <table:table-cell office:value-type="float" office:value="634805.56999999995" table:style-name="ce5">
            <text:p>634,806</text:p>
          </table:table-cell>
          <table:table-cell office:value-type="float" office:value="284010.65000000002" table:style-name="ce5">
            <text:p>284,011</text:p>
          </table:table-cell>
          <table:table-cell office:value-type="float" office:value="663572.49" table:style-name="ce5">
            <text:p>663,572</text:p>
          </table:table-cell>
          <table:table-cell office:value-type="float" office:value="10513872.610000001" table:style-name="ce5">
            <text:p>10,513,873</text:p>
          </table:table-cell>
          <table:table-cell office:value-type="float" office:value="3665158.78" table:style-name="ce5">
            <text:p>3,665,159</text:p>
          </table:table-cell>
          <table:table-cell office:value-type="float" office:value="51492526.159999996" table:style-name="ce5">
            <text:p>51,492,526</text:p>
          </table:table-cell>
          <table:table-cell office:value-type="float" office:value="7155342.5000000019" table:style-name="ce6">
            <text:p>7,155,343</text:p>
          </table:table-cell>
          <table:table-cell office:value-type="float" office:value="2637.91" table:style-name="ce6">
            <text:p>2,638</text:p>
          </table:table-cell>
          <table:table-cell office:value-type="float" office:value="7157980.410000002" table:style-name="ce6">
            <text:p>7,157,980</text:p>
          </table:table-cell>
          <table:table-cell office:value-type="float" office:value="58650506.57" table:style-name="ce6">
            <text:p>58,650,50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89" table:style-name="ce5">
            <text:p>489</text:p>
          </table:table-cell>
          <table:table-cell office:value-type="float" office:value="433.58790000000045" table:style-name="ce5">
            <text:p>434</text:p>
          </table:table-cell>
          <table:table-cell office:value-type="float" office:value="374" table:style-name="ce5">
            <text:p>374</text:p>
          </table:table-cell>
          <table:table-cell office:value-type="float" office:value="347.8343900000001" table:style-name="ce5">
            <text:p>348</text:p>
          </table:table-cell>
          <table:table-cell office:value-type="float" office:value="337" table:style-name="ce5">
            <text:p>337</text:p>
          </table:table-cell>
          <table:table-cell office:value-type="float" office:value="323.81001000000009" table:style-name="ce5">
            <text:p>324</text:p>
          </table:table-cell>
          <table:table-cell office:value-type="float" office:value="94" table:style-name="ce5">
            <text:p>94</text:p>
          </table:table-cell>
          <table:table-cell office:value-type="float" office:value="92.675690000000003" table:style-name="ce5">
            <text:p>93</text:p>
          </table:table-cell>
          <table:table-cell office:value-type="float" office:value="11" table:style-name="ce5">
            <text:p>11</text:p>
          </table:table-cell>
          <table:table-cell office:value-type="float" office:value="10.0653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5" table:style-name="ce5">
            <text:p>1,305</text:p>
          </table:table-cell>
          <table:table-cell office:value-type="float" office:value="1207.9733100000005" table:style-name="ce5">
            <text:p>1,2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5" table:style-name="ce5">
            <text:p>1,305</text:p>
          </table:table-cell>
          <table:table-cell office:value-type="float" office:value="1207.9733100000005" table:style-name="ce5">
            <text:p>1,208</text:p>
          </table:table-cell>
          <table:table-cell office:value-type="float" office:value="3643720.9000000004" table:style-name="ce5">
            <text:p>3,643,721</text:p>
          </table:table-cell>
          <table:table-cell office:value-type="float" office:value="23259.72" table:style-name="ce5">
            <text:p>23,260</text:p>
          </table:table-cell>
          <table:table-cell office:value-type="float" office:value="2553.5" table:style-name="ce5">
            <text:p>2,554</text:p>
          </table:table-cell>
          <table:table-cell office:value-type="float" office:value="58788.05" table:style-name="ce5">
            <text:p>58,788</text:p>
          </table:table-cell>
          <table:table-cell office:value-type="float" office:value="873108.16" table:style-name="ce5">
            <text:p>873,108</text:p>
          </table:table-cell>
          <table:table-cell office:value-type="float" office:value="315800.73" table:style-name="ce5">
            <text:p>315,801</text:p>
          </table:table-cell>
          <table:table-cell office:value-type="float" office:value="4917231.0600000005" table:style-name="ce5">
            <text:p>4,917,231</text:p>
          </table:table-cell>
          <table:table-cell office:value-type="float" office:value="13824" table:style-name="ce6">
            <text:p>13,824</text:p>
          </table:table-cell>
          <table:table-cell office:value-type="float" office:value="0" table:style-name="ce6">
            <text:p>0</text:p>
          </table:table-cell>
          <table:table-cell office:value-type="float" office:value="13824" table:style-name="ce6">
            <text:p>13,824</text:p>
          </table:table-cell>
          <table:table-cell office:value-type="float" office:value="4931055.0600000005" table:style-name="ce6">
            <text:p>4,931,0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590" table:style-name="ce5">
            <text:p>30,590</text:p>
          </table:table-cell>
          <table:table-cell office:value-type="float" office:value="28892.163420000277" table:style-name="ce5">
            <text:p>28,892</text:p>
          </table:table-cell>
          <table:table-cell office:value-type="float" office:value="7481" table:style-name="ce5">
            <text:p>7,481</text:p>
          </table:table-cell>
          <table:table-cell office:value-type="float" office:value="7142.9006400000508" table:style-name="ce5">
            <text:p>7,143</text:p>
          </table:table-cell>
          <table:table-cell office:value-type="float" office:value="7728" table:style-name="ce5">
            <text:p>7,728</text:p>
          </table:table-cell>
          <table:table-cell office:value-type="float" office:value="7371.2991700000248" table:style-name="ce5">
            <text:p>7,371</text:p>
          </table:table-cell>
          <table:table-cell office:value-type="float" office:value="893" table:style-name="ce5">
            <text:p>893</text:p>
          </table:table-cell>
          <table:table-cell office:value-type="float" office:value="879.20406000000003" table:style-name="ce5">
            <text:p>879</text:p>
          </table:table-cell>
          <table:table-cell office:value-type="float" office:value="58" table:style-name="ce5">
            <text:p>58</text:p>
          </table:table-cell>
          <table:table-cell office:value-type="float" office:value="57.310809999999996" table:style-name="ce5">
            <text:p>57</text:p>
          </table:table-cell>
          <table:table-cell office:value-type="float" office:value="22351" table:style-name="ce5">
            <text:p>22,351</text:p>
          </table:table-cell>
          <table:table-cell office:value-type="float" office:value="20710.203239999948" table:style-name="ce5">
            <text:p>20,710</text:p>
          </table:table-cell>
          <table:table-cell office:value-type="float" office:value="69101" table:style-name="ce5">
            <text:p>69,101</text:p>
          </table:table-cell>
          <table:table-cell office:value-type="float" office:value="65053.08134000031" table:style-name="ce5">
            <text:p>65,053</text:p>
          </table:table-cell>
          <table:table-cell office:value-type="float" office:value="996.34806628345405" table:style-name="ce5">
            <text:p>996</text:p>
          </table:table-cell>
          <table:table-cell office:value-type="float" office:value="996.34806628345439" table:style-name="ce5">
            <text:p>996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6.54806628643428" table:style-name="ce5">
            <text:p>997</text:p>
          </table:table-cell>
          <table:table-cell office:value-type="float" office:value="996.54806628643462" table:style-name="ce5">
            <text:p>997</text:p>
          </table:table-cell>
          <table:table-cell office:value-type="float" office:value="0" table:style-name="ce5">
            <text:p>0</text:p>
          </table:table-cell>
          <table:table-cell office:value-type="float" office:value="70097.548066286428" table:style-name="ce5">
            <text:p>70,098</text:p>
          </table:table-cell>
          <table:table-cell office:value-type="float" office:value="66049.629406286738" table:style-name="ce5">
            <text:p>66,050</text:p>
          </table:table-cell>
          <table:table-cell office:value-type="float" office:value="194452609.12" table:style-name="ce5">
            <text:p>194,452,609</text:p>
          </table:table-cell>
          <table:table-cell office:value-type="float" office:value="21840042.539999995" table:style-name="ce5">
            <text:p>21,840,043</text:p>
          </table:table-cell>
          <table:table-cell office:value-type="float" office:value="1003964.22" table:style-name="ce5">
            <text:p>1,003,964</text:p>
          </table:table-cell>
          <table:table-cell office:value-type="float" office:value="8345274.2499999981" table:style-name="ce5">
            <text:p>8,345,274</text:p>
          </table:table-cell>
          <table:table-cell office:value-type="float" office:value="53243099.339999996" table:style-name="ce5">
            <text:p>53,243,099</text:p>
          </table:table-cell>
          <table:table-cell office:value-type="float" office:value="20464772.210000005" table:style-name="ce5">
            <text:p>20,464,772</text:p>
          </table:table-cell>
          <table:table-cell office:value-type="float" office:value="299349761.67999995" table:style-name="ce5">
            <text:p>299,349,762</text:p>
          </table:table-cell>
          <table:table-cell office:value-type="float" office:value="4322905.04" table:style-name="ce6">
            <text:p>4,322,905</text:p>
          </table:table-cell>
          <table:table-cell office:value-type="float" office:value="138780.4" table:style-name="ce6">
            <text:p>138,780</text:p>
          </table:table-cell>
          <table:table-cell office:value-type="float" office:value="4461685.4400000004" table:style-name="ce6">
            <text:p>4,461,685</text:p>
          </table:table-cell>
          <table:table-cell office:value-type="float" office:value="303811447.11999995" table:style-name="ce6">
            <text:p>303,811,44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40" table:style-name="ce5">
            <text:p>1,140</text:p>
          </table:table-cell>
          <table:table-cell office:value-type="float" office:value="1033.5319399999964" table:style-name="ce5">
            <text:p>1,034</text:p>
          </table:table-cell>
          <table:table-cell office:value-type="float" office:value="465" table:style-name="ce5">
            <text:p>465</text:p>
          </table:table-cell>
          <table:table-cell office:value-type="float" office:value="444.33080000000018" table:style-name="ce5">
            <text:p>444</text:p>
          </table:table-cell>
          <table:table-cell office:value-type="float" office:value="188" table:style-name="ce5">
            <text:p>188</text:p>
          </table:table-cell>
          <table:table-cell office:value-type="float" office:value="177.29002000000006" table:style-name="ce5">
            <text:p>177</text:p>
          </table:table-cell>
          <table:table-cell office:value-type="float" office:value="46" table:style-name="ce5">
            <text:p>46</text:p>
          </table:table-cell>
          <table:table-cell office:value-type="float" office:value="45.475670000000001" table:style-name="ce5">
            <text:p>4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3" table:style-name="ce5">
            <text:p>1,843</text:p>
          </table:table-cell>
          <table:table-cell office:value-type="float" office:value="1704.6284299999968" table:style-name="ce5">
            <text:p>1,705</text:p>
          </table:table-cell>
          <table:table-cell office:value-type="float" office:value="235" table:style-name="ce5">
            <text:p>235</text:p>
          </table:table-cell>
          <table:table-cell office:value-type="float" office:value="217.6" table:style-name="ce5">
            <text:p>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5" table:style-name="ce5">
            <text:p>235</text:p>
          </table:table-cell>
          <table:table-cell office:value-type="float" office:value="217.6" table:style-name="ce5">
            <text:p>218</text:p>
          </table:table-cell>
          <table:table-cell office:value-type="float" office:value="0" table:style-name="ce5">
            <text:p>0</text:p>
          </table:table-cell>
          <table:table-cell office:value-type="float" office:value="2078" table:style-name="ce5">
            <text:p>2,078</text:p>
          </table:table-cell>
          <table:table-cell office:value-type="float" office:value="1922.2284299999967" table:style-name="ce5">
            <text:p>1,922</text:p>
          </table:table-cell>
          <table:table-cell office:value-type="float" office:value="4097696.4499999997" table:style-name="ce5">
            <text:p>4,097,696</text:p>
          </table:table-cell>
          <table:table-cell office:value-type="float" office:value="61450.91" table:style-name="ce5">
            <text:p>61,451</text:p>
          </table:table-cell>
          <table:table-cell office:value-type="float" office:value="75919.340000000026" table:style-name="ce5">
            <text:p>75,919</text:p>
          </table:table-cell>
          <table:table-cell office:value-type="float" office:value="226620.93000000002" table:style-name="ce5">
            <text:p>226,621</text:p>
          </table:table-cell>
          <table:table-cell office:value-type="float" office:value="1051115.6199999999" table:style-name="ce5">
            <text:p>1,051,116</text:p>
          </table:table-cell>
          <table:table-cell office:value-type="float" office:value="381869.53" table:style-name="ce5">
            <text:p>381,870</text:p>
          </table:table-cell>
          <table:table-cell office:value-type="float" office:value="5894672.7800000003" table:style-name="ce5">
            <text:p>5,894,673</text:p>
          </table:table-cell>
          <table:table-cell office:value-type="float" office:value="698375.25" table:style-name="ce6">
            <text:p>698,375</text:p>
          </table:table-cell>
          <table:table-cell office:value-type="float" office:value="6840" table:style-name="ce6">
            <text:p>6,840</text:p>
          </table:table-cell>
          <table:table-cell office:value-type="float" office:value="705215.25" table:style-name="ce6">
            <text:p>705,215</text:p>
          </table:table-cell>
          <table:table-cell office:value-type="float" office:value="6599888.0300000003" table:style-name="ce6">
            <text:p>6,599,88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3" table:style-name="ce5">
            <text:p>2,233</text:p>
          </table:table-cell>
          <table:table-cell office:value-type="float" office:value="2008.6316666666614" table:style-name="ce5">
            <text:p>2,009</text:p>
          </table:table-cell>
          <table:table-cell office:value-type="float" office:value="2233" table:style-name="ce5">
            <text:p>2,233</text:p>
          </table:table-cell>
          <table:table-cell office:value-type="float" office:value="2008.6316666666614" table:style-name="ce5">
            <text:p>2,009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2286" table:style-name="ce5">
            <text:p>2,286</text:p>
          </table:table-cell>
          <table:table-cell office:value-type="float" office:value="2061.6316666666617" table:style-name="ce5">
            <text:p>2,062</text:p>
          </table:table-cell>
          <table:table-cell office:value-type="float" office:value="9857894.2599999905" table:style-name="ce5">
            <text:p>9,857,8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57894.2599999905" table:style-name="ce5">
            <text:p>9,857,894</text:p>
          </table:table-cell>
          <table:table-cell office:value-type="float" office:value="617942.3899999999" table:style-name="ce6">
            <text:p>617,942</text:p>
          </table:table-cell>
          <table:table-cell office:value-type="float" office:value="0" table:style-name="ce6">
            <text:p>0</text:p>
          </table:table-cell>
          <table:table-cell office:value-type="float" office:value="617942.3899999999" table:style-name="ce6">
            <text:p>617,942</text:p>
          </table:table-cell>
          <table:table-cell office:value-type="float" office:value="10475836.649999991" table:style-name="ce6">
            <text:p>10,475,83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104.63" table:style-name="ce5">
            <text:p>105</text:p>
          </table:table-cell>
          <table:table-cell office:value-type="float" office:value="113" table:style-name="ce5">
            <text:p>113</text:p>
          </table:table-cell>
          <table:table-cell office:value-type="float" office:value="104.63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104.63" table:style-name="ce5">
            <text:p>105</text:p>
          </table:table-cell>
          <table:table-cell office:value-type="float" office:value="554035" table:style-name="ce5">
            <text:p>554,035</text:p>
          </table:table-cell>
          <table:table-cell office:value-type="float" office:value="0" table:style-name="ce5">
            <text:p>0</text:p>
          </table:table-cell>
          <table:table-cell office:value-type="float" office:value="3450" table:style-name="ce5">
            <text:p>3,4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7485" table:style-name="ce5">
            <text:p>557,48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57485" table:style-name="ce6">
            <text:p>557,48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24.6" table:style-name="ce5">
            <text:p>25</text:p>
          </table:table-cell>
          <table:table-cell office:value-type="float" office:value="61" table:style-name="ce5">
            <text:p>61</text:p>
          </table:table-cell>
          <table:table-cell office:value-type="float" office:value="60.4" table:style-name="ce5">
            <text:p>60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3" table:style-name="ce5">
            <text:p>103</text:p>
          </table:table-cell>
          <table:table-cell office:value-type="float" office:value="99.8" table:style-name="ce5">
            <text:p>10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.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101.89999999999999" table:style-name="ce5">
            <text:p>102</text:p>
          </table:table-cell>
          <table:table-cell office:value-type="float" office:value="377876.95999999996" table:style-name="ce5">
            <text:p>377,877</text:p>
          </table:table-cell>
          <table:table-cell office:value-type="float" office:value="5094.41" table:style-name="ce5">
            <text:p>5,094</text:p>
          </table:table-cell>
          <table:table-cell office:value-type="float" office:value="5006.25" table:style-name="ce5">
            <text:p>5,006</text:p>
          </table:table-cell>
          <table:table-cell office:value-type="float" office:value="784.38" table:style-name="ce5">
            <text:p>784</text:p>
          </table:table-cell>
          <table:table-cell office:value-type="float" office:value="96245.53" table:style-name="ce5">
            <text:p>96,246</text:p>
          </table:table-cell>
          <table:table-cell office:value-type="float" office:value="41666.51" table:style-name="ce5">
            <text:p>41,667</text:p>
          </table:table-cell>
          <table:table-cell office:value-type="float" office:value="526674.03999999992" table:style-name="ce5">
            <text:p>526,674</text:p>
          </table:table-cell>
          <table:table-cell office:value-type="float" office:value="6567.15" table:style-name="ce6">
            <text:p>6,567</text:p>
          </table:table-cell>
          <table:table-cell office:value-type="float" office:value="1680" table:style-name="ce6">
            <text:p>1,680</text:p>
          </table:table-cell>
          <table:table-cell office:value-type="float" office:value="8247.15" table:style-name="ce6">
            <text:p>8,247</text:p>
          </table:table-cell>
          <table:table-cell office:value-type="float" office:value="534921.18999999994" table:style-name="ce6">
            <text:p>534,92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36.43" table:style-name="ce5">
            <text:p>36</text:p>
          </table:table-cell>
          <table:table-cell office:value-type="float" office:value="40" table:style-name="ce5">
            <text:p>40</text:p>
          </table:table-cell>
          <table:table-cell office:value-type="float" office:value="36.4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36.43" table:style-name="ce5">
            <text:p>36</text:p>
          </table:table-cell>
          <table:table-cell office:value-type="float" office:value="324964.31999999983" table:style-name="ce5">
            <text:p>324,9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4964.31999999983" table:style-name="ce5">
            <text:p>324,9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4964.31999999983" table:style-name="ce6">
            <text:p>324,96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4" table:style-name="ce5">
            <text:p>14</text:p>
          </table:table-cell>
          <table:table-cell office:value-type="float" office:value="13.2" table:style-name="ce5">
            <text:p>13</text:p>
          </table:table-cell>
          <table:table-cell office:value-type="float" office:value="158" table:style-name="ce5">
            <text:p>158</text:p>
          </table:table-cell>
          <table:table-cell office:value-type="float" office:value="152.80000000000001" table:style-name="ce5">
            <text:p>153</text:p>
          </table:table-cell>
          <table:table-cell office:value-type="float" office:value="62" table:style-name="ce5">
            <text:p>62</text:p>
          </table:table-cell>
          <table:table-cell office:value-type="float" office:value="60.2" table:style-name="ce5">
            <text:p>60</text:p>
          </table:table-cell>
          <table:table-cell office:value-type="float" office:value="12" table:style-name="ce5">
            <text:p>12</text:p>
          </table:table-cell>
          <table:table-cell office:value-type="float" office:value="11.2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7" table:style-name="ce5">
            <text:p>247</text:p>
          </table:table-cell>
          <table:table-cell office:value-type="float" office:value="238.39999999999998" table:style-name="ce5">
            <text:p>23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51" table:style-name="ce5">
            <text:p>251</text:p>
          </table:table-cell>
          <table:table-cell office:value-type="float" office:value="242.39999999999998" table:style-name="ce5">
            <text:p>242</text:p>
          </table:table-cell>
          <table:table-cell office:value-type="float" office:value="600035.14" table:style-name="ce5">
            <text:p>600,035</text:p>
          </table:table-cell>
          <table:table-cell office:value-type="float" office:value="3905.72" table:style-name="ce5">
            <text:p>3,906</text:p>
          </table:table-cell>
          <table:table-cell office:value-type="float" office:value="506.47999999999593" table:style-name="ce5">
            <text:p>506</text:p>
          </table:table-cell>
          <table:table-cell office:value-type="float" office:value="1125.7" table:style-name="ce5">
            <text:p>1,126</text:p>
          </table:table-cell>
          <table:table-cell office:value-type="float" office:value="162152.25" table:style-name="ce5">
            <text:p>162,152</text:p>
          </table:table-cell>
          <table:table-cell office:value-type="float" office:value="61851.39" table:style-name="ce5">
            <text:p>61,851</text:p>
          </table:table-cell>
          <table:table-cell office:value-type="float" office:value="829576.67999999993" table:style-name="ce5">
            <text:p>829,577</text:p>
          </table:table-cell>
          <table:table-cell office:value-type="float" office:value="11158.89" table:style-name="ce6">
            <text:p>11,159</text:p>
          </table:table-cell>
          <table:table-cell office:value-type="float" office:value="0" table:style-name="ce6">
            <text:p>0</text:p>
          </table:table-cell>
          <table:table-cell office:value-type="float" office:value="11158.89" table:style-name="ce6">
            <text:p>11,159</text:p>
          </table:table-cell>
          <table:table-cell office:value-type="float" office:value="840735.57" table:style-name="ce6">
            <text:p>840,73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3.1" table:style-name="ce5">
            <text:p>13</text:p>
          </table:table-cell>
          <table:table-cell office:value-type="float" office:value="47" table:style-name="ce5">
            <text:p>47</text:p>
          </table:table-cell>
          <table:table-cell office:value-type="float" office:value="45.46" table:style-name="ce5">
            <text:p>45</text:p>
          </table:table-cell>
          <table:table-cell office:value-type="float" office:value="29" table:style-name="ce5">
            <text:p>29</text:p>
          </table:table-cell>
          <table:table-cell office:value-type="float" office:value="28.81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92.37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92.37" table:style-name="ce5">
            <text:p>92</text:p>
          </table:table-cell>
          <table:table-cell office:value-type="float" office:value="422957.7" table:style-name="ce5">
            <text:p>422,958</text:p>
          </table:table-cell>
          <table:table-cell office:value-type="float" office:value="6686.51" table:style-name="ce5">
            <text:p>6,687</text:p>
          </table:table-cell>
          <table:table-cell office:value-type="float" office:value="700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float" office:value="102916.6" table:style-name="ce5">
            <text:p>102,917</text:p>
          </table:table-cell>
          <table:table-cell office:value-type="float" office:value="41895.289999999994" table:style-name="ce5">
            <text:p>41,895</text:p>
          </table:table-cell>
          <table:table-cell office:value-type="float" office:value="575156.10000000009" table:style-name="ce5">
            <text:p>575,15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75156.10000000009" table:style-name="ce6">
            <text:p>575,15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8.61" table:style-name="ce5">
            <text:p>9</text:p>
          </table:table-cell>
          <table:table-cell office:value-type="float" office:value="21" table:style-name="ce5">
            <text:p>21</text:p>
          </table:table-cell>
          <table:table-cell office:value-type="float" office:value="20.73" table:style-name="ce5">
            <text:p>21</text:p>
          </table:table-cell>
          <table:table-cell office:value-type="float" office:value="18" table:style-name="ce5">
            <text:p>18</text:p>
          </table:table-cell>
          <table:table-cell office:value-type="float" office:value="17.22" table:style-name="ce5">
            <text:p>1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3" table:style-name="ce5">
            <text:p>63</text:p>
          </table:table-cell>
          <table:table-cell office:value-type="float" office:value="61.15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56.15" table:style-name="ce5">
            <text:p>56</text:p>
          </table:table-cell>
          <table:table-cell office:value-type="float" office:value="246215.13999999998" table:style-name="ce5">
            <text:p>246,215</text:p>
          </table:table-cell>
          <table:table-cell office:value-type="float" office:value="-11250.75" table:style-name="ce5">
            <text:p>-11,251</text:p>
          </table:table-cell>
          <table:table-cell office:value-type="float" office:value="17611.87" table:style-name="ce5">
            <text:p>17,612</text:p>
          </table:table-cell>
          <table:table-cell office:value-type="float" office:value="0" table:style-name="ce5">
            <text:p>0</text:p>
          </table:table-cell>
          <table:table-cell office:value-type="float" office:value="66664.459999999992" table:style-name="ce5">
            <text:p>66,664</text:p>
          </table:table-cell>
          <table:table-cell office:value-type="float" office:value="25674.880000000001" table:style-name="ce5">
            <text:p>25,675</text:p>
          </table:table-cell>
          <table:table-cell office:value-type="float" office:value="344915.6" table:style-name="ce5">
            <text:p>344,91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44915.6" table:style-name="ce6">
            <text:p>344,916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Hartley, Robert</meta:initial-creator>
    <dc:creator>Dale, Harriet | (She/Hers)</dc:creator>
    <meta:creation-date>2022-09-30T10:29:42Z</meta:creation-date>
    <dc:date>2024-11-29T14:24:42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